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decoBold" svg:font-family="MonodecoBold" style:font-pitch="variable"/>
    <style:font-face style:name="Nimbus Mono PS" svg:font-family="'Nimbus Mono PS'" style:font-adornments="Bold" style:font-pitch="fixed"/>
  </office:font-face-decls>
  <office:automatic-styles>
    <style:style style:name="P1" style:family="paragraph" style:parent-style-name="Standard">
      <style:text-properties style:font-name="Nimbus Mono P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text:p>
      <text:p text:style-name="P1">-=[ Mon Jun 17 06:15:08 AM CEST 2024 ]=-</text:p>
      <text:p text:style-name="P1"><text:s text:c="4"/>==============================</text:p>
      <text:p text:style-name="P1"/>
      <text:p text:style-name="P1">unaufgeforderte übermittlung nach dem bei marc jr landolt induzierter epilepsie (icd10 g40.2) eingeschlatet wurde</text:p>
      <text:p text:style-name="P1"/>
      <text:p text:style-name="P1"/>
      <text:p text:style-name="P1">sämtliches Personal der Psychiatrie [1] wird von der armee überfüttert mit geld, incentives und frischfleisch</text:p>
      <text:p text:style-name="P1"/>
      <text:p text:style-name="P1">pfisterers und blums haben alles personal in der psychiatrie so programmiert, dass sie jederzeit von der Armee in den Amoklauf geschaltet werden können. dass der michael boeringer nach aufenthalt in der psychiatrie Königsfelden in einen amoklauf geschaltet werden konnte soll diese massiv schlimmere situation tarnen</text:p>
      <text:p text:style-name="P1"/>
      <text:p text:style-name="P1"><text:s text:c="4"/>==============================</text:p>
      <text:p text:style-name="P1">-=[ Mon Jun 17 06:17:10 AM CEST 2024 ]=-</text:p>
      <text:p text:style-name="P1"><text:s text:c="4"/>==============================</text:p>
      <text:p text:style-name="P1"/>
      <text:p text:style-name="P1">post modifikationen (nach git commit) &lt;- [2]</text:p>
      <text:p text:style-name="P1"/>
      <text:p text:style-name="P1">[1] ("nur") Königsfelden</text:p>
      <text:p text:style-name="P1">[2] also zugriffslogs bei Github beantragen &lt;- ich: kann auch endpoint sein nach dem einbruch in marc jr landolts wohnung nach dem der Polizilst mathias berner mutmasslich schmiergelder von urs blum genommen hat</text:p>
      <text:p text:style-name="P1"/>
      <text:p text:style-name="P1"/>
      <text:p text:style-name="P1">dann gestern wurde marc jr landolt ja dazu gezwungen den computer wieder einzuschalten, das würde bedeutent man versucht seinen computer als möglihce ursache für den mordversuch an marc jr landolts zu diversifizeren.</text:p>
      <text:p text:style-name="P1"/>
      <text:p text:style-name="P1">Marc jr landolts computer war ausgeschaltet, somit ist marc jrs computer als fehlerquelle ausgeschlossen</text:p>
      <text:p text:style-name="P1"/>
      <text:p text:style-name="P1">übermittlung:</text:p>
      <text:p text:style-name="P1">christoph rösli wurde nicht am 3.10 sondern am 2.10 ermordet (an cathrine ruflins geburtstag)</text:p>
      <text:p text:style-name="P1">-&gt; das blums insbesondree am geburtstat ihrer kinder [LOCK UB] misshandeln wurde ja vorgestern protokolliert</text:p>
      <text:p text:style-name="P1"/>
      <text:p text:style-name="P1">[UB] &lt;- wäre die astrid blum, off by one, plausible deniability aber dnenoch geltungssucht</text:p>
      <text:p text:style-name="P1"/>
      <text:p text:style-name="P1"><text:soft-page-break/></text:p>
      <text:p text:style-name="P1">SDR in den umliegenden wohnungen</text:p>
      <text:p text:style-name="P1">Toolkit für Brainjacking / content brainjacking personalifiziert auf marc jr landolt, access codes kerbereos, TTL mutmasslich von der armee ausgeheändigt, somit hätte an diesem tag auch die armee die access codes von christoph rösli an ein täternetzwerk um urs blum ausgehändigt</text:p>
      <text:p text:style-name="P1"/>
      <text:p text:style-name="P1">SDR[n] wird eingeschaltet oder schaltet sich ein sobald SDR[n-1] ausgeschaltet wurde</text:p>
      <text:p text:style-name="P1">die mieter bekommen von urs blum ein angebot</text:p>
      <text:p text:style-name="P1">A) du schaltest am 17.6.2024 um 05:00 dieses Gerät ein und bekommst 10'000 sFr.</text:p>
      <text:p text:style-name="P1">B) die Zürich Versicherung leakt deine Pädophliie akte und beteiligung an mord an sonja bachman ans FEDPOL</text:p>
      <text:p text:style-name="P1"/>
      <text:p text:style-name="P1"><text:s text:c="4"/>==============================</text:p>
      <text:p text:style-name="P1">-=[ Mon Jun 17 06:26:40 AM CEST 2024 ]=-</text:p>
      <text:p text:style-name="P1"><text:s text:c="4"/>==============================</text:p>
      <text:p text:style-name="P1"/>
      <text:p text:style-name="P1">dann schlafentzug seit gestern 15:00 - ca 24:00 (dokumentiert)</text:p>
      <text:p text:style-name="P1">dann weckung 05:00 wenn mehr straffällige offiziere verfügbar sind</text:p>
      <text:p text:style-name="P1">-&gt; somit rechnerisch nicht genügend schlaf, vorsatz, schwellentheorie versuchter mord an marc jr landolt durch urs blum</text:p>
      <text:p text:style-name="P1"/>
      <text:p text:style-name="P1">=&gt; somit muss ab sofort SCHWEIZWEIT das sabotieren von schlaf, bzw. die "Wachtherapie" (getarnte formulierung weisser folter, schlafentzug) als Schwellentheorie für versuchten Mord gelten</text:p>
      <text:p text:style-name="P1"/>
      <text:p text:style-name="P1">+= ZIVILE Meldestelle für mod05 Karte Dinge</text:p>
      <text:p text:style-name="P1"/>
      <text:p text:style-name="P1"><text:s text:c="4"/>==============================</text:p>
      <text:p text:style-name="P1">-=[ Mon Jun 17 06:28:48 AM CEST 2024 ]=-</text:p>
      <text:p text:style-name="P1"><text:s text:c="4"/>==============================</text:p>
      <text:p text:style-name="P1"/>
      <text:p text:style-name="P1">nach zeile 5-10 aktiviert hansjürg pfisterer die schläferzelle Urs,Martin, Philipp + Astrid Blum, offiziersfamilien sind somit schläfferzellen des terrornneztzwerks "schweizer armee"</text:p>
      <text:p text:style-name="P1"/>
      <text:p text:style-name="P1"><text:s text:c="4"/>==============================</text:p>
      <text:p text:style-name="P1">-=[ Mon Jun 17 06:33:27 AM CEST 2024 ]=-</text:p>
      <text:p text:style-name="P1"><text:s text:c="4"/>==============================</text:p>
      <text:p text:style-name="P1"/>
      <text:p text:style-name="P1">ihc: SUBJKEKTIVE Meinung: ich hätte auch die zeilen 5-10 priorisiert, FALLS diese initiale übermittlung stimmt</text:p>
      <text:p text:style-name="P1"/>
      <text:p text:style-name="P1">technisch-psychologisch könnte das sein, denn egal ob arzt oder nur pfleger, diese menschen könnten (allenfalls induztierte) mikroaggressionen jederzeit an patienten oder auch kindern (minderjährigen patienten) abreagieren.</text:p>
      <text:p text:style-name="P1"/>
      <text:p text:style-name="P1">somit wenn die station wo der michael böeringer behandelt wurde gemäss erstaussage marianne gisi (fast) alle gekündigt wurden (oft nur junges personal in königsfelden), dann wäre zu erwarten wenn diese option ihre (induzerten) mikroagressionen an patienten abzureagiren nicht mehr vorhanden, und somit wäre die ganze abteilung von (pfisterer: blums, urs blum: pfifsterers) zu amokläufern bzw. Soldaten (euphemismus) aktiviert worde</text:p>
      <text:p text:style-name="P1"/>
      <text:p text:style-name="P1"><text:s text:c="4"/>==============================</text:p>
      <text:p text:style-name="P1">-=[ Mon Jun 17 06:34:03 AM CEST 2024 ]=-</text:p>
      <text:p text:style-name="P1"><text:s text:c="4"/>==============================</text:p>
      <text:p text:style-name="P1"/>
      <text:p text:style-name="P1">unbekannt: marc jr landolt lässt seine mikroagressionen auch an kindern ab</text:p>
      <text:p text:style-name="P1">ich: DOUBT</text:p>
      <text:p text:style-name="P1"/>
      <text:p text:style-name="P1"><text:s text:c="4"/>==============================</text:p>
      <text:p text:style-name="P1">-=[ Mon Jun 17 06:38:31 AM CEST 2024 ]=-</text:p>
      <text:p text:style-name="P1"><text:s text:c="4"/>==============================</text:p>
      <text:p text:style-name="P1"><text:soft-page-break/></text:p>
      <text:p text:style-name="P1">dann das mit den Kindern als Müllschlucker für straffällige eltern damit die (noch) nicht amok laufen für die ch army wäre pfisterers werk</text:p>
      <text:p text:style-name="P1"/>
      <text:p text:style-name="P1">indizien die mich zu dieser Schlussfolgerung führen:</text:p>
      <text:p text:style-name="P1"/>
      <text:p text:style-name="P1">Herr Dr. Hansjürg Pfisterer HABE zu meinem sogenannten Vater Marc-Georg Landolt (1950) gesagt, dass mein sogenannter Vater ein armer "Pfahl zum dran pinkeln" sei. das war ca. vor 10 Jahren und Marc-Georg (1950) hat mir das dann ankalgend an den kopf geworfen. Aber eigentlich war ich damals schon lange der Pfahl zum dran pinkeln. Müllschlucker und Pfahl zum dran pinkeln wäre ungefähr die selbe Named Entity.</text:p>
      <text:p text:style-name="P1"/>
      <text:p text:style-name="P1">Also pfisterer hat allenfalls [Evidence1] vielen eltern die Kinder zugesprochen damit sie jemanden haben um sich abzureagieren.</text:p>
      <text:p text:style-name="P1"/>
      <text:p text:style-name="P1">* amoklauf on hold mit kindern als müllschlucker und pfahl zum dran pinkeln</text:p>
      <text:p text:style-name="P1">* psychiatrien wären somit das testlabor der CH-Army</text:p>
      <text:p text:style-name="P1">* Datenpunkt passt zu den leaks über verdingkinder seit 1950</text:p>
      <text:p text:style-name="P1">* catherin horton, PhD von ArrayList&lt;falsche Unis&gt; (sandgurube [2], vorsatz), CERN wurde dann als sie gelekat hat "3Mio tote bis 2025" genau in die Psyhciatrie köngisfelden verwahrt</text:p>
      <text:p text:style-name="P1"/>
      <text:p text:style-name="P1">===============</text:p>
      <text:p text:style-name="P1"><text:s text:c="10"/>_ <text:s text:c="22"/>_ <text:s text:c="6"/></text:p>
      <text:p text:style-name="P1"><text:s/>_ __ ___| | _____ <text:s text:c="2"/>____ _ _ __ | |_ <text:s text:c="2"/>_ </text:p>
      <text:p text:style-name="P1">| '__/ _ \ |/ _ \ \ / / _` | '_ \| __| (_)</text:p>
      <text:p text:style-name="P1">| | | <text:s/>__/ | <text:s/>__/\ V / (_| | | | | |_ <text:s text:c="2"/>_ </text:p>
      <text:p text:style-name="P1">|_| <text:s/>\___|_|\___| \_/ \__,_|_| |_|\__| (_)</text:p>
      <text:p text:style-name="P1"><text:s text:c="42"/></text:p>
      <text:p text:style-name="P1">=&gt; LaborRattenKäfig für ganze Familien aufgeflogen, Notfall-Sandgrube aktiviert worden um die nachforschungen / recherchen zum thema "psyhciatrie = Laborratten-Köfig der Pfisterers für die CH-Army und zwecks amoklauf der ganzen familie zu sabotieren"</text:p>
      <text:p text:style-name="P1"/>
      <text:p text:style-name="P1">und ja dr. catherin horton könnte schon einfach eine spinnerin sein, ich komme aber zu ähnlichen Resultaten</text:p>
      <text:p text:style-name="P1">===============</text:p>
      <text:p text:style-name="P1">===============</text:p>
      <text:p text:style-name="P1"/>
      <text:p text:style-name="P1">[Evidence1] foto von marc-georg landolt wie er meinen kleinen bruder als baby misshandlet udn fotografiert als beweismittel aufnehmen</text:p>
      <text:p text:style-name="P1"><text:s text:c="6"/>(rechtssprache, DOUPT)</text:p>
      <text:p text:style-name="P1"><text:s text:c="6"/></text:p>
      <text:p text:style-name="P1">[2] harvward</text:p>
      <text:p text:style-name="P1">columbia</text:p>
      <text:p text:style-name="P1">cornelson university</text:p>
      <text:p text:style-name="P1">hogward</text:p>
      <text:p text:style-name="P1">-&gt; glaub richtig wäre stanford oder camebridge, aber nciht 100% sicher, diese sandgrupe wäre ein eventtrigger z.B. in google suche, und das harvard wird sher lange schon eingespiesen, vermutlich eventtrigger Horton, dann "audio sample: harvard"</text:p>
      <text:p text:style-name="P1"/>
      <text:p text:style-name="P1"/>
      <text:p text:style-name="P1"><text:s text:c="4"/>==============================</text:p>
      <text:p text:style-name="P1">-=[ Mon Jun 17 06:57:52 AM CEST 2024 ]=-</text:p>
      <text:p text:style-name="P1"><text:soft-page-break/><text:s text:c="4"/>==============================</text:p>
      <text:p text:style-name="P1"/>
      <text:p text:style-name="P1">also ein zentrales element im manipulations-System der Pfisterers wäre den Tätern (wie z.B. dem Marc-Georg Landolt (1950), [Evidence1]) einzureden sie seien die Opfer. Auf Drogen, Alkohol oder Medikamenten schluckt der Täter diese Schutzbehauptung gerne, dann aber irgendwann kann der Täter der sich BEWUSST VORSÄTZLICH als Opfer ausgibt die Lüge ncith mehr aufrecht erhalten =&gt; dy/dt (grosse systemänderung in kurzer zeit) =&gt; dann folgt der amoklauf -- dann das buch "the &gt;SEARHC&lt; for the manchurian candidate" sagt auch bereits im Titel, dass das ncith mit allen geht, aber mit einigen dieser "Opfer" geht das</text:p>
      <text:p text:style-name="P1"/>
      <text:p text:style-name="P1">somit listen erstellen und auswerten von mesnchen die z.B. einen Psychiatrie-Job verloren haben und keine Patienten mehr haben wo sie ihre mikroaggressionen abreagieren können, bzw. die Situation bzw. das Machtgefälle zwischen jemandem der in der Psyhcitrei arbeitet udn einem patienten ist sehr ähnlcih wie das machtgefälle von Eltern gegenüber kinder</text:p>
      <text:p text:style-name="P1"/>
      <text:p text:style-name="P1"/>
      <text:p text:style-name="P1"/>
      <text:p text:style-name="P1"><text:s text:c="4"/>==============================</text:p>
      <text:p text:style-name="P1">-=[ Mon Jun 17 07:00:53 AM CEST 2024 ]=-</text:p>
      <text:p text:style-name="P1"><text:s text:c="4"/>==============================</text:p>
      <text:p text:style-name="P1"/>
      <text:p text:style-name="P1">nur FALLS Aquila-Claudine mich genau so liebt wie ich sie, und sie mir gegenüber genau so treu ist wie ich ihr gegenüber und die mails welche etwas anderes behaupten gefälscht wären (das ist aus der perspektive von meiner expertise als spezial-experte mit HF titel klassenbseter schön möglich) dann wäre es komplett gegen aquila-claudine gerichtet mich an meinem geburtstag zu ermorden, und ihren bruder dominik blum der auch am 17.6. geburtstag hat wären etwas was sie ein leben lang daran erinnern würde, memento, also bad-memento, weil das memento für die gute seite macht ja allenfalls sinn</text:p>
      <text:p text:style-name="P1"/>
      <text:p text:style-name="P1">dann happy birthday kleiner dominik blum, du warst ja damals erst ca 10 jahre, mir ist bewusst, dass Du nichts für den mist konntest und ich hoffe sie haben dich auch ncoh nciht platt gemacht</text:p>
      <text:p text:style-name="P1"><text:s text:c="4"/>==============================</text:p>
      <text:p text:style-name="P1">-=[ Mon Jun 17 07:09:31 AM CEST 2024 ]=-</text:p>
      <text:p text:style-name="P1"><text:s text:c="4"/>==============================</text:p>
      <text:p text:style-name="P1"/>
      <text:p text:style-name="P1">interessanterweise geht jetzt [ctrl-p] wieder mal nicht...</text:p>
      <text:p text:style-name="P1">sogar auf beiden druckern ... cups zero-day???</text:p>
      <text:p text:style-name="P1"/>
      <text:p text:style-name="P1"><text:s text:c="4"/>==============================</text:p>
      <text:p text:style-name="P1">-=[ Mon Jun 17 07:12:14 AM CEST 2024 ]=-</text:p>
      <text:p text:style-name="P1"><text:s text:c="4"/>==============================</text:p>
      <text:p text:style-name="P1"/>
      <text:p text:style-name="P1">auf windoooof drucken geht, ABER scheinbar fehlen dinge, sobald mein neuralink aber erkennt, dass mir das auffällt sind die dann plötzlich wieder da</text:p>
      <text:p text:style-name="P1"/>
      <text:p text:style-name="P1">interface =&gt; neuralink FTT recognition zu windows Darstellungs Layer (model view controller???)</text:p>
      <text:p text:style-name="P1">-&gt; aber noch nicht ganz sicher, also das wäre der "optische drogenrausch" der drogensüchtigen der dann schlussendlich doch tehcnologie, neuralink und nicht drogen-hexerei-zauberei ist.</text:p>
      <text:p text:style-name="P1"><text:soft-page-break/></text:p>
      <text:p text:style-name="P1"/>
      <text:p text:style-name="P1">mehrstufige druch-sabotage malware, zensursoftware, wie man es von einer rechtsverdreher versichrung erwarten würde...</text:p>
      <text:p text:style-name="P1">als pdf -&gt; dann pdf drucken um zu schauen ob es wirklcihu cups und nciht gedit ist, pdf fehlt, bzw. wird vo nnautiolus unterschlagen</text:p>
      <text:p text:style-name="P1">bzw. cups hätte auch das pdf ncith gedruckt ....</text:p>
      <text:p text:style-name="P1"/>
      <text:p text:style-name="P1"><text:s text:c="4"/>==============================</text:p>
      <text:p text:style-name="P1">-=[ Mon Jun 17 07:17:44 AM CEST 2024 ]=-</text:p>
      <text:p text:style-name="P1"><text:s text:c="4"/>==============================</text:p>
      <text:p text:style-name="P1"/>
      <text:p text:style-name="P1">usb stick direkt zu drucker: drucker sagt "txt unbrauchbares format" ...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decoBold" svg:font-family="MonodecoBold" style:font-pitch="variable"/>
    <style:font-face style:name="Nimbus Mono PS" svg:font-family="'Nimbus Mono PS'" style:font-adornments="Bold"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07:23:06.907375033</meta:creation-date>
    <dc:date>2024-06-17T07:25:18.415917719</dc:date>
    <meta:editing-duration>PT1M32S</meta:editing-duration>
    <meta:editing-cycles>1</meta:editing-cycles>
    <meta:document-statistic meta:table-count="0" meta:image-count="0" meta:object-count="0" meta:page-count="5" meta:paragraph-count="105" meta:word-count="1373" meta:character-count="9723" meta:non-whitespace-character-count="8251"/>
    <meta:generator>LibreOffice/7.4.7.2$Linux_X86_64 LibreOffice_project/40$Build-2</meta:generator>
  </office:meta>
</office:document-meta>
</file>